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Detailed Report on Image Processing and Stitching Project</text:span></text:h>
      <text:h text:style-name="Heading_20_4" text:outline-level="4"><text:span text:style-name="Strong_20_Emphasis">Overview</text:span></text:h>
      <text:p text:style-name="Text_20_body">This project involves two key tasks:</text:p>
      <text:list xml:id="list88296736" text:style-name="L1">
        <text:list-item>
          <text:p text:style-name="P2"><text:span text:style-name="Strong_20_Emphasis">Coin Detection and Segmentation (Part 1)</text:span> – Detecting and counting coins in an image.</text:p>
        </text:list-item>
        <text:list-item>
          <text:p text:style-name="P1"><text:span text:style-name="Strong_20_Emphasis">Image Stitching (Part 2)</text:span> – Combining multiple images into a panorama.</text:p>
        </text:list-item>
      </text:list>
      <text:p text:style-name="Text_20_body">The implementation relies on OpenCV and NumPy for image processing and feature extraction.</text:p>
      <text:p text:style-name="Horizontal_20_Line"/>
      <text:h text:style-name="Heading_20_2" text:outline-level="2"><text:span text:style-name="Strong_20_Emphasis">Part 1: Coin Detection and Segmentation</text:span></text:h>
      <text:h text:style-name="Heading_20_3" text:outline-level="3"><text:span text:style-name="Strong_20_Emphasis">Objective</text:span></text:h>
      <text:list xml:id="list1389803930" text:style-name="L2">
        <text:list-item>
          <text:p text:style-name="P4">Detect and count coins from an image using image processing techniques.</text:p>
        </text:list-item>
        <text:list-item>
          <text:p text:style-name="P3">Highlight detected coins with bounding rectangles.</text:p>
        </text:list-item>
      </text:list>
      <text:h text:style-name="Heading_20_3" text:outline-level="3"><text:span text:style-name="Strong_20_Emphasis">Implementation Details</text:span></text:h>
      <text:p text:style-name="Text_20_body">The script (<text:span text:style-name="Source_20_Text">part1.py</text:span>) follows these steps:</text:p>
      <text:list xml:id="list2952374868" text:style-name="L3">
        <text:list-item>
          <text:p text:style-name="P5"><text:span text:style-name="Strong_20_Emphasis">Image Preprocessing:</text:span></text:p>
          <text:list>
            <text:list-item>
              <text:p text:style-name="P6">Converts the input image to grayscale (<text:span text:style-name="Source_20_Text">cv2.cvtColor</text:span>).</text:p>
            </text:list-item>
            <text:list-item>
              <text:p text:style-name="P6">Applies <text:span text:style-name="Strong_20_Emphasis">Gaussian Blur</text:span> (<text:span text:style-name="Source_20_Text">cv2.GaussianBlur</text:span>) to reduce noise and improve edge detection.</text:p>
            </text:list-item>
          </text:list>
        </text:list-item>
        <text:list-item>
          <text:p text:style-name="P5"><text:span text:style-name="Strong_20_Emphasis">Thresholding:</text:span></text:p>
          <text:list>
            <text:list-item>
              <text:p text:style-name="P6">Uses <text:span text:style-name="Strong_20_Emphasis">Adaptive Thresholding</text:span> (<text:span text:style-name="Source_20_Text">cv2.adaptiveThreshold</text:span>) to create a binary mask for coins.</text:p>
            </text:list-item>
            <text:list-item>
              <text:p text:style-name="P6">This method ensures robust detection under varying lighting conditions.</text:p>
            </text:list-item>
          </text:list>
        </text:list-item>
        <text:list-item>
          <text:p text:style-name="P5"><text:span text:style-name="Strong_20_Emphasis">Noise Removal:</text:span></text:p>
          <text:list>
            <text:list-item>
              <text:p text:style-name="P6">Uses <text:span text:style-name="Strong_20_Emphasis">Morphological Operations</text:span> (<text:span text:style-name="Source_20_Text">cv2.morphologyEx</text:span>) to eliminate small noise.</text:p>
            </text:list-item>
            <text:list-item>
              <text:p text:style-name="P6">This helps in obtaining cleaner object boundaries.</text:p>
            </text:list-item>
          </text:list>
        </text:list-item>
        <text:list-item>
          <text:p text:style-name="P5"><text:span text:style-name="Strong_20_Emphasis">Contour Detection:</text:span></text:p>
          <text:list>
            <text:list-item>
              <text:p text:style-name="P6">Extracts object boundaries using <text:span text:style-name="Source_20_Text">cv2.findContours</text:span>.</text:p>
            </text:list-item>
            <text:list-item>
              <text:p text:style-name="P6">Filters out small areas to avoid detecting unnecessary objects.</text:p>
            </text:list-item>
          </text:list>
        </text:list-item>
        <text:list-item>
          <text:p text:style-name="P5"><text:span text:style-name="Strong_20_Emphasis">Coin Counting &amp; Highlighting:</text:span></text:p>
          <text:list>
            <text:list-item>
              <text:p text:style-name="P6">Draws bounding rectangles (<text:span text:style-name="Source_20_Text">cv2.boundingRect</text:span>) around detected coins.</text:p>
            </text:list-item>
            <text:list-item>
              <text:p text:style-name="P6">Counts the total number of coins.</text:p>
            </text:list-item>
          </text:list>
        </text:list-item>
        <text:list-item>
          <text:p text:style-name="P5"><text:span text:style-name="Strong_20_Emphasis">Output Generation:</text:span></text:p>
          <text:list>
            <text:list-item>
              <text:p text:style-name="P6">Saves the processed image (<text:span text:style-name="Source_20_Text">detected_coins.jpg</text:span>).</text:p>
            </text:list-item>
            <text:list-item>
              <text:p text:style-name="P5">Displays the result using <text:span text:style-name="Source_20_Text">cv2_imshow</text:span> (Google Colab-specific).</text:p>
            </text:list-item>
          </text:list>
        </text:list-item>
      </text:list>
      <text:h text:style-name="Heading_20_3" text:outline-level="3"><text:soft-page-break/><text:span text:style-name="Strong_20_Emphasis"/></text:h>
      <text:p text:style-name="Horizontal_20_Line"/>
      <text:h text:style-name="Heading_20_2" text:outline-level="2"><text:span text:style-name="Strong_20_Emphasis">Part 2: Image Stitching</text:span></text:h>
      <text:h text:style-name="Heading_20_3" text:outline-level="3"><text:span text:style-name="Strong_20_Emphasis">Objective</text:span></text:h>
      <text:list xml:id="list3275834313" text:style-name="L4">
        <text:list-item>
          <text:p text:style-name="P7">Stitch multiple images together to create a panoramic image.</text:p>
        </text:list-item>
      </text:list>
      <text:h text:style-name="Heading_20_3" text:outline-level="3"><text:span text:style-name="Strong_20_Emphasis">Implementation Details</text:span></text:h>
      <text:p text:style-name="Text_20_body">The image stitching is handled using two scripts:</text:p>
      <text:list xml:id="list4044275996" text:style-name="L5">
        <text:list-item>
          <text:p text:style-name="P9"><text:span text:style-name="Strong_20_Emphasis"><text:span text:style-name="Source_20_Text">stiching.py</text:span></text:span> – Loads images and calls the stitching process.</text:p>
        </text:list-item>
        <text:list-item>
          <text:p text:style-name="P8"><text:span text:style-name="Strong_20_Emphasis"><text:span text:style-name="Source_20_Text">panorama.py</text:span></text:span> – Implements the panorama stitching algorithm.</text:p>
        </text:list-item>
      </text:list>
      <text:h text:style-name="Heading_20_3" text:outline-level="3"><text:span text:style-name="Strong_20_Emphasis">Process Breakdown</text:span></text:h>
      <text:h text:style-name="Heading_20_4" text:outline-level="4"><text:span text:style-name="Strong_20_Emphasis">1. Image Loading &amp; Preprocessing (</text:span><text:span text:style-name="Strong_20_Emphasis"><text:span text:style-name="Source_20_Text">stiching.py</text:span></text:span><text:span text:style-name="Strong_20_Emphasis">)</text:span></text:h>
      <text:list xml:id="list3085196931" text:style-name="L6">
        <text:list-item>
          <text:p text:style-name="P11">Reads user-defined image paths.</text:p>
        </text:list-item>
        <text:list-item>
          <text:p text:style-name="P10">Resizes images to maintain a consistent aspect ratio.</text:p>
        </text:list-item>
      </text:list>
      <text:h text:style-name="Heading_20_4" text:outline-level="4"><text:span text:style-name="Strong_20_Emphasis">2. Feature Detection &amp; Matching (</text:span><text:span text:style-name="Strong_20_Emphasis"><text:span text:style-name="Source_20_Text">panorama.py</text:span></text:span><text:span text:style-name="Strong_20_Emphasis">)</text:span></text:h>
      <text:list xml:id="list1139401079" text:style-name="L7">
        <text:list-item>
          <text:p text:style-name="P13">Uses <text:span text:style-name="Strong_20_Emphasis">SIFT (Scale-Invariant Feature Transform)</text:span> to detect keypoints.</text:p>
        </text:list-item>
        <text:list-item>
          <text:p text:style-name="P12">Matches features using <text:span text:style-name="Strong_20_Emphasis">BruteForce matcher</text:span> with Lowe’s ratio test.</text:p>
        </text:list-item>
      </text:list>
      <text:h text:style-name="Heading_20_4" text:outline-level="4"><text:span text:style-name="Strong_20_Emphasis">3. Homography Computation &amp; Image Warping</text:span></text:h>
      <text:list xml:id="list273433540" text:style-name="L8">
        <text:list-item>
          <text:p text:style-name="P15">Finds the transformation matrix using <text:span text:style-name="Source_20_Text">cv2.findHomography</text:span>.</text:p>
        </text:list-item>
        <text:list-item>
          <text:p text:style-name="P14">Warps images into alignment using <text:span text:style-name="Source_20_Text">cv2.warpPerspective</text:span>.</text:p>
        </text:list-item>
      </text:list>
      <text:h text:style-name="Heading_20_4" text:outline-level="4"><text:span text:style-name="Strong_20_Emphasis">4. Image Blending &amp; Output Generation</text:span></text:h>
      <text:list xml:id="list573158433" text:style-name="L9">
        <text:list-item>
          <text:p text:style-name="P17">Merges images using homography transformations.</text:p>
        </text:list-item>
        <text:list-item>
          <text:p text:style-name="P17">Displays the keypoint matches and final stitched panorama.</text:p>
        </text:list-item>
        <text:list-item>
          <text:p text:style-name="P16">Saves output images (<text:span text:style-name="Source_20_Text">panorama_image.jpg</text:span> &amp; <text:span text:style-name="Source_20_Text">matched_points.jpg</text:span>).</text:p>
        </text:list-item>
      </text:list>
      <text:h text:style-name="Heading_20_3" text:outline-level="3"><text:span text:style-name="Strong_20_Emphasis"/></text:h>
      <text:h text:style-name="Heading_20_3" text:outline-level="3"><text:span text:style-name="Strong_20_Emphasis"/></text:h>
      <text:p text:style-name="Text_20_body"/>
      <text:p text:style-name="Horizontal_20_Line"/>
      <text:h text:style-name="Heading_20_2" text:outline-level="2"><text:span text:style-name="Strong_20_Emphasis"/>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21:54:41.880604086</meta:creation-date>
    <dc:date>2025-02-23T21:56:05.284580149</dc:date>
    <meta:editing-duration>PT1M23S</meta:editing-duration>
    <meta:editing-cycles>1</meta:editing-cycles>
    <meta:document-statistic meta:table-count="0" meta:image-count="0" meta:object-count="0" meta:page-count="2" meta:paragraph-count="51" meta:word-count="346" meta:character-count="2430" meta:non-whitespace-character-count="2165"/>
    <meta:generator>LibreOffice/7.3.7.2$Linux_X86_64 LibreOffice_project/30$Build-2</meta:generator>
  </office:meta>
</office:document-meta>
</file>